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05pt"/>
    </style:style>
    <style:style style:name="co2" style:family="table-column">
      <style:table-column-properties fo:break-before="auto" style:column-width="230.94pt"/>
    </style:style>
    <style:style style:name="co3" style:family="table-column">
      <style:table-column-properties fo:break-before="auto" style:column-width="31.69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331.74pt"/>
    </style:style>
    <style:style style:name="co6" style:family="table-column">
      <style:table-column-properties fo:break-before="auto" style:column-width="309.49pt"/>
    </style:style>
    <style:style style:name="co7" style:family="table-column">
      <style:table-column-properties fo:break-before="auto" style:column-width="59.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_20_de_20_prévention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8pt" fo:font-style="normal" fo:text-shadow="none" style:text-underline-style="none" fo:font-weight="normal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8pt" fo:font-style="normal" fo:text-shadow="none" style:text-underline-style="none" fo:font-weight="normal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8pt" fo:font-style="normal" fo:text-shadow="none" style:text-underline-style="none" fo:font-weight="normal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8pt" fo:font-style="normal" fo:text-shadow="none" style:text-underline-style="none" fo:font-weight="normal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d8d8d8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 de préven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8" table:number-rows-spanned="1">
            <text:p>Plan de prévention</text:p>
          </table:table-cell>
          <table:covered-table-cell table:number-columns-repeated="6" table:style-name="ce7"/>
          <table:covered-table-cell table:style-name="ce31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2" office:value-type="string" calcext:value-type="string">
            <text:p>Probabilité</text:p>
          </table:table-cell>
          <table:table-cell table:style-name="ce12" office:value-type="string" calcext:value-type="string">
            <text:p>Gravité</text:p>
          </table:table-cell>
          <table:table-cell table:style-name="ce12" office:value-type="string" calcext:value-type="string">
            <text:p>Criticité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Risque</text:p>
          </table:table-cell>
          <table:table-cell table:style-name="ce13" office:value-type="string" calcext:value-type="string">
            <text:p>P</text:p>
          </table:table-cell>
          <table:table-cell table:style-name="ce17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Prévention</text:p>
          </table:table-cell>
          <table:table-cell table:style-name="ce32" office:value-type="string" calcext:value-type="string">
            <text:p>Réparation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Impossibilité de faire évoluer le budget en cours de projet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[.D5]*[.E5]" office:value-type="float" office:value="12" calcext:value-type="float">
            <text:p>12</text:p>
          </table:table-cell>
          <table:table-cell table:style-name="ce24" office:value-type="string" calcext:value-type="string">
            <text:p>Directeur de clientèle</text:p>
          </table:table-cell>
          <table:table-cell table:style-name="ce27" office:value-type="string" calcext:value-type="string">
            <text:p>- Limiter contractuellement les ressources disponibles à 105 j/h (+/- 10%)</text:p>
            <text:p>- Prioriser les fonctionnalités envisagées</text:p>
          </table:table-cell>
          <table:table-cell table:style-name="ce33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anque de réactivité sur le traitement des anomalies après MEP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[.D6]*[.E6]" office:value-type="float" office:value="15" calcext:value-type="float">
            <text:p>15</text:p>
          </table:table-cell>
          <table:table-cell table:style-name="ce25" office:value-type="string" calcext:value-type="string">
            <text:p>Chef de projet</text:p>
          </table:table-cell>
          <table:table-cell table:style-name="ce28" office:value-type="string" calcext:value-type="string">
            <text:p>- Avancer la date de MEP au 23 avril au lieu du 24</text:p>
            <text:p>- Identifier visuellement les weekends sur le planning</text:p>
          </table:table-cell>
          <table:table-cell table:style-name="ce34" office:value-type="string" calcext:value-type="string">
            <text:p>- Mobiliser une astreinte</text:p>
            <text:p>- Contacter l'hébergeur pour désactiver l'accès au site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éfaut de contrôle de la production mobile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7]*[.E7]" office:value-type="float" office:value="16" calcext:value-type="float">
            <text:p>16</text:p>
          </table:table-cell>
          <table:table-cell table:style-name="ce25" office:value-type="string" calcext:value-type="string">
            <text:p>Chef de projet</text:p>
          </table:table-cell>
          <table:table-cell table:style-name="ce28" office:value-type="string" calcext:value-type="string">
            <text:p>- Réalisation d'un prototype fonctionnel de l'application</text:p>
            <text:p>- Intégration du CP tech. mobile aux phase de conception-création</text:p>
            <text:p>- Définition du processus de brief dans la gouvernance projet</text:p>
            <text:p>- Établissement d'un contrat miroir avec le prestataire</text:p>
          </table:table-cell>
          <table:table-cell table:style-name="ce34" office:value-type="string" calcext:value-type="string">
            <text:p>- Appliquer les pénalités contractuelles</text:p>
            <text:p>- Embarquer un nouveau sous-traitant dans le projet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éalisation d’un produit incohérent avec les attentes et les besoins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[.D8]*[.E8]" office:value-type="float" office:value="20" calcext:value-type="float">
            <text:p>20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épassement de budget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9]*[.E9]" office:value-type="float" office:value="12" calcext:value-type="float">
            <text:p>12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mpossibilité de modifier les échéances des livrables-clés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2" table:formula="of:=[.D10]*[.E10]" office:value-type="float" office:value="9" calcext:value-type="float">
            <text:p>9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épassement de l’objectif Délais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2" table:formula="of:=[.D11]*[.E11]" office:value-type="float" office:value="9" calcext:value-type="float">
            <text:p>9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alentissement de la production en phase de finalisation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[.D12]*[.E12]" office:value-type="float" office:value="5" calcext:value-type="float">
            <text:p>5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reins dans le pilotage opérationnel quotidien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2" table:formula="of:=[.D13]*[.E13]" office:value-type="float" office:value="6" calcext:value-type="float">
            <text:p>6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auvaise identification d’un validateur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.D14]*[.E14]" office:value-type="float" office:value="4" calcext:value-type="float">
            <text:p>4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llongement des délais de validation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.D15]*[.E15]" office:value-type="float" office:value="6" calcext:value-type="float">
            <text:p>6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Anomalies techniques dans les transferts d’informations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16]*[.E16]" office:value-type="float" office:value="20" calcext:value-type="float">
            <text:p>20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éalisation non compatible avec l’environnement cible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17]*[.E17]" office:value-type="float" office:value="20" calcext:value-type="float">
            <text:p>20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bsence de références techniques en cas de difficulté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.D18]*[.E18]" office:value-type="float" office:value="8" calcext:value-type="float">
            <text:p>8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Réalisation d’un produit non fonctionnel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19]*[.E19]" office:value-type="float" office:value="20" calcext:value-type="float">
            <text:p>20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compréhensions sur des spécifications techniques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20]*[.E20]" office:value-type="float" office:value="16" calcext:value-type="float">
            <text:p>16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limat conflictuel dans l’équipe projet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.D21]*[.E21]" office:value-type="float" office:value="8" calcext:value-type="float">
            <text:p>8</text:p>
          </table:table-cell>
          <table:table-cell table:style-name="ce25"/>
          <table:table-cell table:style-name="ce29"/>
          <table:table-cell table:style-name="ce3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Mauvaise perception des résultats du projet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3" table:formula="of:=[.D22]*[.E22]" office:value-type="float" office:value="3" calcext:value-type="float">
            <text:p>3</text:p>
          </table:table-cell>
          <table:table-cell table:style-name="ce26"/>
          <table:table-cell table:style-name="ce30"/>
          <table:table-cell table:style-name="ce36"/>
          <table:table-cell table:style-name="ce1" table:number-columns-repeated="17"/>
          <table:table-cell table:number-columns-repeated="998"/>
        </table:table-row>
        <table:table-row table:style-name="ro1" table:number-rows-repeated="449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6" table:number-columns-repeated="8"/>
          <table:table-cell table:style-name="ce1" table:number-columns-repeated="17"/>
          <table:table-cell table:number-columns-repeated="998"/>
        </table:table-row>
        <table:table-row table:style-name="ro1" table:number-rows-repeated="528">
          <table:table-cell table:style-name="ce1"/>
          <table:table-cell table:style-name="ce6" table:number-columns-repeated="8"/>
          <table:table-cell table:style-name="ce1" table:number-columns-repeated="17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lan de prévention'.F5:'Plan de prévention'.F22">
            <calcext:color-scale>
              <calcext:color-scale-entry calcext:value="=0" calcext:type="formula" calcext:color="#a8d08d"/>
              <calcext:color-scale-entry calcext:value="=10" calcext:type="formula" calcext:color="#ffc000"/>
              <calcext:color-scale-entry calcext:value="=25" calcext:type="formula" calcext:color="#c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de_20_prévention" style:display-name="PageStyle_Plan de préven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Dev/6.0.5.2$Linux_X86_64 LibreOffice_project/</meta:generator>
  </office:meta>
</office:document-meta>
</file>